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2cm" fo:min-width="2.272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2cm" fo:min-width="1.27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229cm" fo:min-width="8.47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32cm" fo:min-width="1.18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2.82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cm" svg:height="2cm" svg:x="2.1cm" svg:y="1.099cm">
          <text:p text:style-name="P1"><text:span text:style-name="T1">Analog ampl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1cm" svg:y1="2.099cm" svg:x2="2.1cm" svg:y2="2.099cm">
          <text:p/>
        </draw:line>
        <draw:custom-shape draw:style-name="gr3" draw:text-style-name="P2" draw:layer="layout" svg:width="2cm" svg:height="2cm" svg:x="7.1cm" svg:y="1.099cm">
          <text:p text:style-name="P1"><text:span text:style-name="T1">S/H</text:span></text:p>
          <text:p text:style-name="P1"><text:span text:style-name="T1">A/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13.1cm" svg:y="1.099cm">
          <text:p text:style-name="P1"><text:span text:style-name="T1">DSP</text:span></text:p>
          <text:p text:style-name="P1"><text:span text:style-name="T1">D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1cm" svg:y1="2.099cm" svg:x2="7.1cm" svg:y2="2.099cm">
          <text:p/>
        </draw:line>
        <draw:line draw:style-name="gr2" draw:text-style-name="P4" draw:layer="layout" svg:x1="9.1cm" svg:y1="2.099cm" svg:x2="10.6cm" svg:y2="2.099cm">
          <text:p/>
        </draw:line>
        <draw:line draw:style-name="gr2" draw:text-style-name="P4" draw:layer="layout" svg:x1="15.1cm" svg:y1="2.1cm" svg:x2="17.1cm" svg:y2="2.1cm">
          <text:p/>
        </draw:line>
        <draw:custom-shape draw:style-name="gr4" draw:text-style-name="P2" draw:layer="layout" svg:width="9.5cm" svg:height="5.001cm" svg:x="6.1cm" svg:y="0.099cm">
          <text:p text:style-name="P1"><text:span text:style-name="T1">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cm" svg:height="0.962cm" svg:x="0.1cm" svg:y="1.137cm">
          <draw:text-box>
            <text:p text:style-name="P5"><text:span text:style-name="T2">s</text:span><text:span text:style-name="T1">(</text:span><text:span text:style-name="T2">t</text:span><text:span text:style-name="T1">)</text:span></text:p>
          </draw:text-box>
        </draw:frame>
        <draw:frame draw:style-name="gr6" draw:text-style-name="P6" draw:layer="layout" svg:width="2cm" svg:height="0.962cm" svg:x="5.1cm" svg:y="1.137cm">
          <draw:text-box>
            <text:p text:style-name="P5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7" draw:text-style-name="P6" draw:layer="layout" svg:width="1.5cm" svg:height="0.962cm" svg:x="9.1cm" svg:y="1.137cm">
          <draw:text-box>
            <text:p text:style-name="P5"><text:span text:style-name="T2">x</text:span><text:span text:style-name="T1">(</text:span><text:span text:style-name="T2">n</text:span><text:span text:style-name="T1">)</text:span></text:p>
          </draw:text-box>
        </draw:frame>
        <draw:frame draw:style-name="gr8" draw:text-style-name="P6" draw:layer="layout" svg:width="1.5cm" svg:height="0.962cm" svg:x="15.6cm" svg:y="1.137cm">
          <draw:text-box>
            <text:p text:style-name="P5"><text:span text:style-name="T2">X</text:span><text:span text:style-name="T1">(</text:span><text:span text:style-name="T2">n</text:span><text:span text:style-name="T1">)</text:span></text:p>
          </draw:text-box>
        </draw:frame>
        <draw:custom-shape draw:style-name="gr9" draw:text-style-name="P2" draw:layer="layout" svg:width="3cm" svg:height="1cm" svg:x="9.501cm" svg:y="3.6cm">
          <text:p text:style-name="P1"><text:span text:style-name="T1">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4cm" svg:y1="4.1cm" svg:x2="8.4cm" svg:y2="3.1cm">
          <text:p/>
        </draw:line>
        <draw:line draw:style-name="gr10" draw:text-style-name="P4" draw:layer="layout" svg:x1="9.5cm" svg:y1="4.1cm" svg:x2="8.4cm" svg:y2="4.1cm">
          <text:p/>
        </draw:line>
        <draw:custom-shape draw:style-name="gr11" draw:text-style-name="P2" draw:layer="layout" svg:width="1.9cm" svg:height="2cm" svg:x="10.601cm" svg:y="1.1cm">
          <text:p text:style-name="P1"><text:span text:style-name="T1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12.491cm" svg:y1="2.099cm" svg:x2="13.1cm" svg:y2="2.1cm">
          <text:p/>
        </draw:line>
        <draw:custom-shape draw:style-name="gr12" draw:text-style-name="P2" draw:layer="layout" svg:width="3.5cm" svg:height="1.5cm" svg:x="0.502cm" svg:y="3.601cm">
          <text:p text:style-name="P1"><text:span text:style-name="T1">Reference vol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7cm" svg:y1="4.4cm" svg:x2="7.7cm" svg:y2="3.109cm">
          <text:p/>
        </draw:line>
        <draw:line draw:style-name="gr10" draw:text-style-name="P4" draw:layer="layout" svg:x1="7.7cm" svg:y1="4.4cm" svg:x2="4cm" svg:y2="4.4cm">
          <text:p/>
        </draw:line>
        <draw:line draw:style-name="gr2" draw:text-style-name="P3" draw:layer="layout" svg:x1="4.501cm" svg:y1="4.41cm" svg:x2="4.501cm" svg:y2="3.1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2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2-11-03T15:41:13.515485788</dc:date>
    <dc:creator>Łukasz Dróżdż</dc:creator>
    <meta:editing-duration>PT12M5S</meta:editing-duration>
    <meta:editing-cycles>9</meta:editing-cycles>
    <meta:generator>LibreOffice/7.4.2.3$Linux_X86_64 LibreOffice_project/40$Build-3</meta:generator>
    <meta:document-statistic meta:object-count="21"/>
  </office:meta>
</office:document-meta>
</file>